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00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44961"/>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text-properties fo:color="#333333" fo:font-weight="bold" style:font-weight-asian="bold"/>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44961" officeooo:paragraph-rsid="00144961" style:font-weight-asian="bold"/>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text-properties fo:color="#333333"/>
    </style:style>
    <style:style style:name="P8"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47aa3" officeooo:paragraph-rsid="00147aa3"/>
    </style:style>
    <style:style style:name="P9"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11"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44961" officeooo:paragraph-rsid="00144961" style:font-weight-asian="bold" style:font-weight-complex="bold"/>
    </style:style>
    <style:style style:name="P12"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font-weight-complex="bold"/>
    </style:style>
    <style:style style:name="P13"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4"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44961"/>
    </style:style>
    <style:style style:name="P1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4bc23" officeooo:paragraph-rsid="0014bc23"/>
    </style:style>
    <style:style style:name="T1" style:family="text">
      <style:text-properties fo:color="#333333"/>
    </style:style>
    <style:style style:name="T2" style:family="text">
      <style:text-properties fo:color="#333333" fo:font-weight="bold" style:font-weight-asian="bold"/>
    </style:style>
    <style:style style:name="T3" style:family="text">
      <style:text-properties officeooo:rsid="0014496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Name: Josiah Kowalski <text:tab/><text:tab/><text:tab/> <text:s text:c="26"/>[<text:span text:style-name="T3">Assignment 05.03 Reading Text Files</text:span>]</text:p>
        <text:p text:style-name="P12">Each assignment has three parts.</text:p>
        <text:p text:style-name="P1"><text:span text:style-name="T2">Part One:</text:span><text:span text:style-name="T1"> Follow the assignment directions and create an outline of your program (pseudocode)</text:span></text:p>
      </text:section>
      <text:section text:style-name="Sect1" text:name="Section1">
        <text:p text:style-name="P10"><text:span text:style-name="T1">.</text:span><text:span text:style-name="T2">Insert your pseudocode here:</text:span></text:p>
        <text:p text:style-name="P13"/>
        <text:p text:style-name="P11">/**</text:p>
        <text:p text:style-name="P11"><text:s/>* Determines the probability that a family with two children will consist of </text:p>
        <text:p text:style-name="P11"><text:s/>* two boys, a boy and a girl, or two girls. </text:p>
        <text:p text:style-name="P11"><text:s/>* </text:p>
        <text:p text:style-name="P11"><text:s/>* @author Josiah K.</text:p>
        <text:p text:style-name="P11"><text:s/>* @version 11/21/19</text:p>
        <text:p text:style-name="P11"><text:s/>*/</text:p>
        <text:p text:style-name="P11"/>
        <text:p text:style-name="P11">import java.io.File</text:p>
        <text:p text:style-name="P11">import java.io.IOException</text:p>
        <text:p text:style-name="P11">import java.util.Scanner</text:p>
        <text:p text:style-name="P11">public class Family</text:p>
        <text:p text:style-name="P11"/>
        <text:p text:style-name="P11"><text:s text:c="4"/>public static void main( String [] args ) throws IOException</text:p>
        <text:p text:style-name="P11"><text:s text:c="4"/></text:p>
        <text:p text:style-name="P11"><text:s text:c="8"/>// local variables</text:p>
        <text:p text:style-name="P11"><text:s text:c="8"/>Scanner inFile = new Scanner( new File ( "test2.txt" ) )</text:p>
        <text:p text:style-name="P11"><text:s text:c="8"/>String token = ""</text:p>
        <text:p text:style-name="P11"><text:s text:c="8"/>int counter = 0</text:p>
        <text:p text:style-name="P11"><text:s text:c="8"/>int BBCounter = 0</text:p>
        <text:p text:style-name="P11"><text:s text:c="8"/>int BGCounter = 0</text:p>
        <text:p text:style-name="P11"><text:soft-page-break/><text:s text:c="8"/>int GGCounter = 0</text:p>
        <text:p text:style-name="P11"><text:s text:c="8"/>double BBPercent = 0.0</text:p>
        <text:p text:style-name="P11"><text:s text:c="8"/>double BGPercent = 0.0</text:p>
        <text:p text:style-name="P11"><text:s text:c="8"/>double GGPercent = 0.0</text:p>
        <text:p text:style-name="P11"><text:s text:c="8"/></text:p>
        <text:p text:style-name="P11"><text:s text:c="8"/>// while loop to process file</text:p>
        <text:p text:style-name="P11"><text:s text:c="8"/>while ( inFile.hasNextLine() )</text:p>
        <text:p text:style-name="P11"><text:s text:c="8"/></text:p>
        <text:p text:style-name="P11"><text:s text:c="12"/>token = inFile.nextLine()</text:p>
        <text:p text:style-name="P11"><text:s text:c="12"/>token = token.replace( " ", "" )</text:p>
        <text:p text:style-name="P11"><text:s text:c="12"/>if ( token.equals( "BB" ) )</text:p>
        <text:p text:style-name="P11"><text:s text:c="12"/></text:p>
        <text:p text:style-name="P11"><text:s text:c="16"/>BBCounter++</text:p>
        <text:p text:style-name="P11"><text:s text:c="12"/></text:p>
        <text:p text:style-name="P11"><text:s text:c="12"/>else if ( token.equals( "BG" ) )</text:p>
        <text:p text:style-name="P11"><text:s text:c="12"/></text:p>
        <text:p text:style-name="P11"><text:s text:c="16"/>BGCounter++</text:p>
        <text:p text:style-name="P11"><text:s text:c="12"/></text:p>
        <text:p text:style-name="P11"><text:s text:c="12"/>else if ( token.equals( "GB" ) )</text:p>
        <text:p text:style-name="P11"><text:s text:c="12"/></text:p>
        <text:p text:style-name="P11"><text:s text:c="16"/>BGCounter++</text:p>
        <text:p text:style-name="P11"><text:s text:c="12"/></text:p>
        <text:p text:style-name="P11"><text:s text:c="12"/>else if ( token.equals( "GG" ) )</text:p>
        <text:p text:style-name="P11"><text:s text:c="12"/></text:p>
        <text:p text:style-name="P11"><text:s text:c="16"/>GGCounter++</text:p>
        <text:p text:style-name="P11"><text:soft-page-break/><text:s text:c="12"/></text:p>
        <text:p text:style-name="P11"><text:s text:c="12"/>else </text:p>
        <text:p text:style-name="P11"><text:s text:c="12"/></text:p>
        <text:p text:style-name="P11"><text:s text:c="16"/>println( "Invalid File Input!" )</text:p>
        <text:p text:style-name="P11"><text:s text:c="12"/></text:p>
        <text:p text:style-name="P11"><text:s text:c="12"/>counter++</text:p>
        <text:p text:style-name="P11"><text:s text:c="8"/></text:p>
        <text:p text:style-name="P11"><text:s text:c="8"/></text:p>
        <text:p text:style-name="P11"><text:s text:c="8"/>// percent calculations</text:p>
        <text:p text:style-name="P11"><text:s text:c="8"/>BBPercent = (int)((double) BBCounter / counter * 10000) / 100.0</text:p>
        <text:p text:style-name="P11"><text:s text:c="8"/>BGPercent = (int)((double) BGCounter / counter * 10000) / 100.0</text:p>
        <text:p text:style-name="P11"><text:s text:c="8"/>GGPercent = (int)((double) GGCounter / counter * 10000) / 100.0</text:p>
        <text:p text:style-name="P11"><text:s text:c="8"/></text:p>
        <text:p text:style-name="P11"><text:s text:c="8"/>// printed output</text:p>
        <text:p text:style-name="P11"><text:s text:c="8"/>println()</text:p>
        <text:p text:style-name="P11"><text:s text:c="8"/>println( "Sample Size: " + counter + " families" )</text:p>
        <text:p text:style-name="P11"><text:s text:c="8"/>println( "Two Boys: " + BBPercent + "%" )</text:p>
        <text:p text:style-name="P11"><text:s text:c="8"/>println( "One Boy One Girl: " + BGPercent + "%" )</text:p>
        <text:p text:style-name="P11"><text:s text:c="8"/>println( "Two Girls: " + GGPercent + "%" )</text:p>
        <text:p text:style-name="P11"><text:s text:c="8"/></text:p>
        <text:p text:style-name="P11"><text:s text:c="8"/>// closing file</text:p>
        <text:p text:style-name="P11"><text:s text:c="8"/>inFile.close()</text:p>
        <text:p text:style-name="P11"><text:s text:c="8"/></text:p>
        <text:p text:style-name="P11"><text:s text:c="4"/></text:p>
        <text:p text:style-name="P11"/>
        <text:p text:style-name="P1"><text:soft-page-break/><text:span text:style-name="T2">Part Two:</text:span><text:span text:style-name="T1"> Code the program. Use the IDE to code and test your program</text:span></text:p>
      </text:section>
      <text:section text:style-name="Sect1" text:name="Section2">
        <text:p text:style-name="P7">.</text:p>
        <text:p text:style-name="P2"><text:span text:style-name="T2">Example of expected output: </text:span><text:span text:style-name="T1">The </text:span>output for your program should resemble the screen shot at the end of the assignment description. Your specific results will vary depending on the choices you make about the design and the input provided.</text:p>
        <text:p text:style-name="P13"/>
        <text:p text:style-name="P13">Insert a copy of your code from the IDE here:</text:p>
        <text:p text:style-name="P3"/>
        <text:p text:style-name="P5">/**</text:p>
        <text:p text:style-name="P5"><text:s/>* Determines the probability that a family with two children will consist of </text:p>
        <text:p text:style-name="P5"><text:s/>* two boys, a boy and a girl, or two girls. </text:p>
        <text:p text:style-name="P5"><text:s/>* </text:p>
        <text:p text:style-name="P5"><text:s/>* @author Josiah K.</text:p>
        <text:p text:style-name="P5"><text:s/>* @version 11/21/19</text:p>
        <text:p text:style-name="P5"><text:s/>*/</text:p>
        <text:p text:style-name="P5"/>
        <text:p text:style-name="P5">import java.io.File;</text:p>
        <text:p text:style-name="P5">import java.io.IOException;</text:p>
        <text:p text:style-name="P5">import java.util.Scanner;</text:p>
        <text:p text:style-name="P5">public class Family</text:p>
        <text:p text:style-name="P5">{</text:p>
        <text:p text:style-name="P5"><text:s text:c="4"/>public static void main( String [] args ) throws IOException</text:p>
        <text:p text:style-name="P5"><text:s text:c="4"/>{</text:p>
        <text:p text:style-name="P5"><text:s text:c="8"/>// local variables</text:p>
        <text:p text:style-name="P5"><text:s text:c="8"/>Scanner inFile = new Scanner( new File ( "test2.txt" ) );</text:p>
        <text:p text:style-name="P5"><text:s text:c="8"/>String token = "";</text:p>
        <text:p text:style-name="P5"><text:s text:c="8"/>int counter = 0;</text:p>
        <text:p text:style-name="P5"><text:s text:c="8"/>int BBCounter = 0;</text:p>
        <text:p text:style-name="P5"><text:s text:c="8"/>int BGCounter = 0;</text:p>
        <text:p text:style-name="P5"><text:s text:c="8"/>int GGCounter = 0;</text:p>
        <text:p text:style-name="P5"><text:s text:c="8"/>double BBPercent = 0.0;</text:p>
        <text:p text:style-name="P5"><text:s text:c="8"/>double BGPercent = 0.0;</text:p>
        <text:p text:style-name="P5"><text:s text:c="8"/>double GGPercent = 0.0;</text:p>
        <text:p text:style-name="P5"><text:s text:c="8"/></text:p>
        <text:p text:style-name="P5"><text:s text:c="8"/>// while loop to process file</text:p>
        <text:p text:style-name="P5"><text:s text:c="8"/>while ( inFile.hasNextLine() )</text:p>
        <text:p text:style-name="P5"><text:soft-page-break/><text:s text:c="8"/>{</text:p>
        <text:p text:style-name="P5"><text:s text:c="12"/>token = inFile.nextLine();</text:p>
        <text:p text:style-name="P5"><text:s text:c="12"/>token = token.replace( " ", "" );</text:p>
        <text:p text:style-name="P5"><text:s text:c="12"/>if ( token.equals( "BB" ) )</text:p>
        <text:p text:style-name="P5"><text:s text:c="12"/>{</text:p>
        <text:p text:style-name="P5"><text:s text:c="16"/>BBCounter++;</text:p>
        <text:p text:style-name="P5"><text:s text:c="12"/>}</text:p>
        <text:p text:style-name="P5"><text:s text:c="12"/>else if ( token.equals( "BG" ) )</text:p>
        <text:p text:style-name="P5"><text:s text:c="12"/>{</text:p>
        <text:p text:style-name="P5"><text:s text:c="16"/>BGCounter++;</text:p>
        <text:p text:style-name="P5"><text:s text:c="12"/>}</text:p>
        <text:p text:style-name="P5"><text:s text:c="12"/>else if ( token.equals( "GB" ) )</text:p>
        <text:p text:style-name="P5"><text:s text:c="12"/>{</text:p>
        <text:p text:style-name="P5"><text:s text:c="16"/>BGCounter++;</text:p>
        <text:p text:style-name="P5"><text:s text:c="12"/>}</text:p>
        <text:p text:style-name="P5"><text:s text:c="12"/>else if ( token.equals( "GG" ) )</text:p>
        <text:p text:style-name="P5"><text:s text:c="12"/>{</text:p>
        <text:p text:style-name="P5"><text:s text:c="16"/>GGCounter++;</text:p>
        <text:p text:style-name="P5"><text:s text:c="12"/>}</text:p>
        <text:p text:style-name="P5"><text:s text:c="12"/>else </text:p>
        <text:p text:style-name="P5"><text:s text:c="12"/>{</text:p>
        <text:p text:style-name="P5"><text:s text:c="16"/>System.out.println( "Invalid File Input!" );</text:p>
        <text:p text:style-name="P5"><text:s text:c="12"/>}</text:p>
        <text:p text:style-name="P5"><text:s text:c="12"/>counter++;</text:p>
        <text:p text:style-name="P5"><text:s text:c="8"/>}</text:p>
        <text:p text:style-name="P5"><text:s text:c="8"/></text:p>
        <text:p text:style-name="P5"><text:s text:c="8"/>// percent calculations</text:p>
        <text:p text:style-name="P5"><text:s text:c="8"/>BBPercent = (int)((double) BBCounter / counter * 10000) / 100.0;</text:p>
        <text:p text:style-name="P5"><text:s text:c="8"/>BGPercent = (int)((double) BGCounter / counter * 10000) / 100.0;</text:p>
        <text:p text:style-name="P5"><text:s text:c="8"/>GGPercent = (int)((double) GGCounter / counter * 10000) / 100.0;</text:p>
        <text:p text:style-name="P5"><text:s text:c="8"/></text:p>
        <text:p text:style-name="P5"><text:s text:c="8"/>// printed output</text:p>
        <text:p text:style-name="P5"><text:s text:c="8"/>System.out.println();</text:p>
        <text:p text:style-name="P5"><text:s text:c="8"/>System.out.println( "Sample Size: " + counter + " families" );</text:p>
        <text:p text:style-name="P5"><text:s text:c="8"/>System.out.println( "Two Boys: " + BBPercent + "%" );</text:p>
        <text:p text:style-name="P5"><text:s text:c="8"/>System.out.println( "One Boy One Girl: " + BGPercent + "%" );</text:p>
        <text:p text:style-name="P5"><text:soft-page-break/><text:s text:c="8"/>System.out.println( "Two Girls: " + GGPercent + "%" );</text:p>
        <text:p text:style-name="P5"><text:s text:c="8"/></text:p>
        <text:p text:style-name="P5"><text:s text:c="8"/>// closing file</text:p>
        <text:p text:style-name="P5"><text:s text:c="8"/>inFile.close();</text:p>
        <text:p text:style-name="P5"><text:s text:c="8"/></text:p>
        <text:p text:style-name="P5"><text:s text:c="4"/>}</text:p>
        <text:p text:style-name="P5">}</text:p>
        <text:p text:style-name="P5"/>
        <text:p text:style-name="P9"><text:span text:style-name="T2">Part Three:</text:span><text:span text:style-name="T1">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4">Review Question</text:p>
            </table:table-cell>
            <table:table-cell table:style-name="Table1.A1" office:value-type="string">
              <text:p text:style-name="P4">Response</text:p>
            </table:table-cell>
          </table:table-row>
          <table:table-row table:style-name="Table1.1">
            <table:table-cell table:style-name="Table1.A1" office:value-type="string">
              <text:p text:style-name="P6">What was the purpose of your program?</text:p>
              <text:p text:style-name="P6"/>
              <text:p text:style-name="P6"/>
              <text:p text:style-name="P6"/>
            </table:table-cell>
            <table:table-cell table:style-name="Table1.A1" office:value-type="string">
              <text:p text:style-name="P8">The purpose of this program is to view text files and calculate the percentage of different family types. </text:p>
            </table:table-cell>
          </table:table-row>
          <table:table-row table:style-name="Table1.1">
            <table:table-cell table:style-name="Table1.A1" office:value-type="string">
              <text:p text:style-name="P6">How could your program be useful in the real world?</text:p>
              <text:p text:style-name="P6"/>
              <text:p text:style-name="P6"/>
            </table:table-cell>
            <table:table-cell table:style-name="Table1.A1" office:value-type="string">
              <text:p text:style-name="P15">This program could be useful as a text reader with modification.</text:p>
            </table:table-cell>
          </table:table-row>
          <table:table-row table:style-name="Table1.1">
            <table:table-cell table:style-name="Table1.A1" office:value-type="string">
              <text:p text:style-name="P6">What is a problem you ran into, and how did you fix it?</text:p>
              <text:p text:style-name="P6"/>
              <text:p text:style-name="P6"/>
            </table:table-cell>
            <table:table-cell table:style-name="Table1.A1" office:value-type="string">
              <text:p text:style-name="P15">A problem I ran into was the IDE not being able to find the file. I fixed this by changing the current working directory (cwd)</text:p>
            </table:table-cell>
          </table:table-row>
          <table:table-row table:style-name="Table1.1">
            <table:table-cell table:style-name="Table1.A1" office:value-type="string">
              <text:p text:style-name="P6">Describe one thing you would do differently the next time you write a program. </text:p>
              <text:p text:style-name="P6"/>
              <text:p text:style-name="P6"/>
            </table:table-cell>
            <table:table-cell table:style-name="Table1.A1" office:value-type="string">
              <text:p text:style-name="P15">Next time I write a program I will be able to read text files.</text:p>
            </table:table-cell>
          </table:table-row>
        </table:table>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19-11-22T14:11:26.683269572</dc:date>
    <meta:editing-cycles>11</meta:editing-cycles>
    <meta:editing-duration>PT16M31S</meta:editing-duration>
    <meta:generator>LibreOffice/5.2.7.2$Linux_AARCH64 LibreOffice_project/20m0$Build-2</meta:generator>
    <meta:document-statistic meta:table-count="1" meta:image-count="0" meta:object-count="0" meta:page-count="6" meta:paragraph-count="157" meta:word-count="723" meta:character-count="5201" meta:non-whitespace-character-count="3446"/>
    <meta:user-defined meta:name="Company">FLVS</meta:user-defined>
    <meta:user-defined meta:name="Operator">JOSIAH KOWALSKI</meta:user-defined>
  </office:meta>
</office:document-meta>
</file>